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rsid="0008396d" officeooo:paragraph-rsid="0008396d"/>
    </style:style>
    <style:style style:name="P3" style:family="paragraph" style:parent-style-name="Title">
      <style:text-properties officeooo:rsid="00098c92" officeooo:paragraph-rsid="00098c92"/>
    </style:style>
    <style:style style:name="P4" style:family="paragraph" style:parent-style-name="Standard">
      <style:text-properties officeooo:paragraph-rsid="000dc580"/>
    </style:style>
    <style:style style:name="P5" style:family="paragraph" style:parent-style-name="Standard">
      <style:text-properties officeooo:rsid="00151ad4" officeooo:paragraph-rsid="00151ad4"/>
    </style:style>
    <style:style style:name="P6" style:family="paragraph" style:parent-style-name="Standard">
      <style:text-properties officeooo:rsid="0018e994" officeooo:paragraph-rsid="00151ad4"/>
    </style:style>
    <style:style style:name="P7" style:family="paragraph" style:parent-style-name="Standard">
      <style:text-properties officeooo:rsid="0020232e" officeooo:paragraph-rsid="0020232e"/>
    </style:style>
    <style:style style:name="P8" style:family="paragraph" style:parent-style-name="Standard">
      <style:text-properties officeooo:rsid="0023cf8f" officeooo:paragraph-rsid="0023cf8f"/>
    </style:style>
    <style:style style:name="P9" style:family="paragraph" style:parent-style-name="Standard">
      <style:text-properties officeooo:rsid="002cb9ad" officeooo:paragraph-rsid="002cb9ad"/>
    </style:style>
    <style:style style:name="P10" style:family="paragraph" style:parent-style-name="Standard">
      <style:text-properties officeooo:rsid="00391833" officeooo:paragraph-rsid="00391833"/>
    </style:style>
    <style:style style:name="P11" style:family="paragraph" style:parent-style-name="Standard">
      <style:text-properties officeooo:rsid="003d151e" officeooo:paragraph-rsid="003d151e"/>
    </style:style>
    <style:style style:name="P12" style:family="paragraph" style:parent-style-name="Standard">
      <style:text-properties officeooo:rsid="003e2ec1" officeooo:paragraph-rsid="003e2ec1"/>
    </style:style>
    <style:style style:name="P13" style:family="paragraph" style:parent-style-name="Standard">
      <style:text-properties officeooo:rsid="00406c9b" officeooo:paragraph-rsid="00406c9b"/>
    </style:style>
    <style:style style:name="P14" style:family="paragraph" style:parent-style-name="Standard">
      <style:text-properties officeooo:rsid="00514d80" officeooo:paragraph-rsid="00514d80"/>
    </style:style>
    <style:style style:name="P15" style:family="paragraph" style:parent-style-name="Standard">
      <style:text-properties officeooo:rsid="004e4250" officeooo:paragraph-rsid="004e4250"/>
    </style:style>
    <style:style style:name="P16" style:family="paragraph" style:parent-style-name="Standard">
      <style:text-properties officeooo:rsid="005319aa" officeooo:paragraph-rsid="005319aa"/>
    </style:style>
    <style:style style:name="P17" style:family="paragraph" style:parent-style-name="Standard">
      <style:text-properties officeooo:rsid="00547f11" officeooo:paragraph-rsid="00547f11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2baeab"/>
    </style:style>
    <style:style style:name="T6" style:family="text">
      <style:text-properties officeooo:rsid="003aebb4"/>
    </style:style>
    <style:style style:name="T7" style:family="text">
      <style:text-properties officeooo:rsid="003cab1c"/>
    </style:style>
    <style:style style:name="T8" style:family="text">
      <style:text-properties officeooo:rsid="003e70d6"/>
    </style:style>
    <style:style style:name="T9" style:family="text">
      <style:text-properties officeooo:rsid="003f324f"/>
    </style:style>
    <style:style style:name="T10" style:family="text">
      <style:text-properties officeooo:rsid="003f33b1"/>
    </style:style>
    <style:style style:name="T11" style:family="text">
      <style:text-properties officeooo:rsid="005319aa"/>
    </style:style>
    <style:style style:name="T12" style:family="text">
      <style:text-properties officeooo:rsid="00556fd9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use prices</text:p>
      <text:p text:style-name="P4"><text:span text:style-name="T2">1) </text:span>Implement by hand equations of derivative using LaTeX <text:span text:style-name="T2">(I will use similar format in LibreOffice/ODF, sorry)</text:span></text:p>
      <text:p text:style-name="P4"><draw:frame draw:style-name="fr2" draw:name="Object2" text:anchor-type="as-char" svg:y="-0.4417in" svg:width="2.3465in" svg:height="0.824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why did I wrote them here?</text:span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2" draw:name="Object1" text:anchor-type="as-char" svg:y="-0.5535in" svg:width="1.9543in" svg:height="1.04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5">3) Cost function</text:p>
      <text:p text:style-name="P8">We will use mean squared error cost function:</text:p>
      <text:p text:style-name="P5"><draw:frame draw:style-name="fr2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where <draw:frame draw:style-name="fr2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7">We need to minimize <text:span text:style-name="T3">cost function</text:span>’s result.</text:p>
      <text:p text:style-name="P7"/>
      <text:p text:style-name="P9">4) Gradient descent</text:p>
      <text:p text:style-name="P11">The goal of this is to update <draw:frame draw:style-name="fr2" draw:name="Object7" text:anchor-type="as-char" svg:y="-0.1484in" svg:width="0.4126in" svg:height="0.2091in" draw:z-index="6"><draw:object xlink:href="./Object 7" xlink:type="simple" xlink:show="embed" xlink:actuate="onLoad"/><draw:image xlink:href="./ObjectReplacements/Object 7" xlink:type="simple" xlink:show="embed" xlink:actuate="onLoad"/></draw:frame>and <draw:frame draw:style-name="fr2" draw:name="Object8" text:anchor-type="as-char" svg:y="-0.1484in" svg:width="0.4811in" svg:height="0.2091in" draw:z-index="7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9"><draw:frame draw:style-name="fr2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>but to simultaneously update both variables we need to assign them to temporary variables first, so b doesn’t affect calculation of the W.</text:p>
      <text:p text:style-name="P10"><draw:frame draw:style-name="fr2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6">is a learning rate, which </text:span><text:span text:style-name="T7">defines</text:span><text:span text:style-name="T6"> how fast we are going to change b and W.</text:span></text:p>
      <text:p text:style-name="P12">By intuition what is going to happen – <text:span text:style-name="T8">partial</text:span> derivative of the cost function will be a positive slope (will return <text:span text:style-name="T8">a </text:span>positive number) <text:span text:style-name="T8">if the mse will on the right side of the local minima</text:span>, <text:span text:style-name="T8">as a result we will subtract a </text:span><text:span text:style-name="T9">slope </text:span><text:span text:style-name="T8">value </text:span><text:span text:style-name="T9">multiplied by learning rate </text:span><text:span text:style-name="T8">from W (or b). Otherwise we will add it. </text:span><text:span text:style-name="T10">In ideal situation once MSE is 0 – we don’t move anymore.</text:span></text:p>
      <text:p text:style-name="P12"/>
      <text:p text:style-name="P13">So let’s try to figure out partial derivatives:</text:p>
      <text:p text:style-name="P17">For <draw:frame draw:style-name="fr1" draw:name="Object13" text:anchor-type="as-char" svg:y="-0.1201in" svg:width="0.2457in" svg:height="0.1807in" draw:z-index="12"><draw:object xlink:href="./Object 13" xlink:type="simple" xlink:show="embed" xlink:actuate="onLoad"/><draw:image xlink:href="./ObjectReplacements/Object 13" xlink:type="simple" xlink:show="embed" xlink:actuate="onLoad"/></draw:frame>or <draw:frame draw:style-name="fr1" draw:name="Object14" text:anchor-type="as-char" svg:y="-0.1484in" svg:width="0.1673in" svg:height="0.1839in" draw:z-index="13"><draw:object xlink:href="./Object 14" xlink:type="simple" xlink:show="embed" xlink:actuate="onLoad"/><draw:image xlink:href="./ObjectReplacements/Object 14" xlink:type="simple" xlink:show="embed" xlink:actuate="onLoad"/></draw:frame>:</text:p>
      <text:p text:style-name="P13"><draw:frame draw:style-name="fr2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4"><text:soft-page-break/><text:span text:style-name="T11">equals to</text:span>:</text:p>
      <text:p text:style-name="P14"><draw:frame draw:style-name="fr1" draw:name="Object11" text:anchor-type="as-char" svg:y="-0.2807in" svg:width="3.178in" svg:height="0.4484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and <text:span text:style-name="T12">for </text:span><text:span text:style-name="T12"><draw:frame draw:style-name="fr1" draw:name="Object15" text:anchor-type="as-char" svg:y="-0.1201in" svg:width="0.2437in" svg:height="0.1807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or </text:span><text:span text:style-name="T12"><draw:frame draw:style-name="fr1" draw:name="Object16" text:anchor-type="as-char" svg:y="-0.1484in" svg:width="0.2382in" svg:height="0.1839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:</text:span></text:p>
      <text:p text:style-name="P15"><draw:frame draw:style-name="fr2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><text:span text:style-name="T11">equals to</text:span>:</text:p>
      <text:p text:style-name="P14"><draw:frame draw:style-name="fr1" draw:name="Object12" text:anchor-type="as-char" svg:y="-0.2807in" svg:width="3.2543in" svg:height="0.4484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7"/>
      <text:p text:style-name="Standard"/>
      <text:p text:style-name="P2">Sorry, I still don’t get how to write the rest. I have watched tons of Khan Academy videos on youtube regarding derivatives. I have watched lessons on Coursera regarding Machine Learning, Cost function, Gradient Descent… All the different notations of the same things drive me crazy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1-23T23:02:46.522000000</dc:date>
    <meta:editing-duration>PT7H41M</meta:editing-duration>
    <meta:editing-cycles>51</meta:editing-cycles>
    <meta:generator>LibreOffice/7.2.5.2$Windows_X86_64 LibreOffice_project/499f9727c189e6ef3471021d6132d4c694f357e5</meta:generator>
    <meta:document-statistic meta:table-count="0" meta:image-count="0" meta:object-count="16" meta:page-count="2" meta:paragraph-count="26" meta:word-count="244" meta:character-count="1349" meta:non-whitespace-character-count="1123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i>δ</mi>
              <mrow>
                <mi>δ</mi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i>δ</mi>
              <mrow>
                <mi>δ</mi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i>δ</mi>
              <mrow>
                <mi>δ</mi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%delta over {%delta W}[W cdot x + b] = x
newline
dx linear: %delta over {%delta x}[W cdot x + b] = W
newline
db linear: %delta over {%delta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